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923cm"/>
    </style:style>
    <style:style style:name="co3" style:family="table-column">
      <style:table-column-properties fo:break-before="auto" style:column-width="4.634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685cm"/>
    </style:style>
    <style:style style:name="co8" style:family="table-column">
      <style:table-column-properties fo:break-before="auto" style:column-width="2.852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GSTU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GSTU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4" table:default-cell-style-name="ce8"/>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GST to U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ST hours</text:p>
          </table:table-cell>
          <table:table-cell table:style-name="ce5" office:value-type="float" office:value="4">
            <text:p>4</text:p>
          </table:table-cell>
          <table:table-cell table:number-columns-repeated="2"/>
          <table:table-cell table:style-name="ce3" office:value-type="string">
            <text:p>Output</text:p>
          </table:table-cell>
          <table:table-cell table:style-name="ce5" office:value-type="string">
            <text:p>UT hours</text:p>
          </table:table-cell>
          <table:table-cell table:style-name="ce5" table:formula="of:=[.C19]" office:value-type="float" office:value="14">
            <text:p>14</text:p>
          </table:table-cell>
          <table:table-cell office:value-type="string">
            <text:p>=C19</text:p>
          </table:table-cell>
          <table:table-cell table:style-name="ce4" table:number-columns-repeated="2"/>
          <table:table-cell table:number-columns-repeated="1013"/>
        </table:table-row>
        <table:table-row table:style-name="ro2">
          <table:table-cell table:style-name="ce4"/>
          <table:table-cell table:style-name="ce5" office:value-type="string">
            <text:p>GST mins</text:p>
          </table:table-cell>
          <table:table-cell table:style-name="ce5" office:value-type="float" office:value="40">
            <text:p>40</text:p>
          </table:table-cell>
          <table:table-cell table:number-columns-repeated="2"/>
          <table:table-cell table:style-name="ce4"/>
          <table:table-cell table:style-name="ce5" office:value-type="string">
            <text:p>UT mins</text:p>
          </table:table-cell>
          <table:table-cell table:style-name="ce5" table:formula="of:=[.C20]" office:value-type="float" office:value="36">
            <text:p>36</text:p>
          </table:table-cell>
          <table:table-cell office:value-type="string">
            <text:p>=C20</text:p>
          </table:table-cell>
          <table:table-cell table:style-name="ce4" table:number-columns-repeated="2"/>
          <table:table-cell table:number-columns-repeated="1013"/>
        </table:table-row>
        <table:table-row table:style-name="ro2">
          <table:table-cell table:style-name="ce4"/>
          <table:table-cell table:style-name="ce5" office:value-type="string">
            <text:p>GST secs</text:p>
          </table:table-cell>
          <table:table-cell table:style-name="ce5" office:value-type="float" office:value="5.23">
            <text:p>5.23</text:p>
          </table:table-cell>
          <table:table-cell table:number-columns-repeated="2"/>
          <table:table-cell table:style-name="ce4"/>
          <table:table-cell table:style-name="ce5" office:value-type="string">
            <text:p>UT secs</text:p>
          </table:table-cell>
          <table:table-cell table:style-name="ce5" table:formula="of:=[.C21]" office:value-type="float" office:value="51.67">
            <text:p>51.67</text:p>
          </table:table-cell>
          <table:table-cell office:value-type="string">
            <text:p>=C21</text:p>
          </table:table-cell>
          <table:table-cell table:style-name="ce4" table:number-columns-repeated="2"/>
          <table:table-cell table:number-columns-repeated="1013"/>
        </table:table-row>
        <table:table-row table:style-name="ro2">
          <table:table-cell table:style-name="ce4"/>
          <table:table-cell table:style-name="ce5" office:value-type="string">
            <text:p>Greenwich day</text:p>
          </table:table-cell>
          <table:table-cell table:style-name="ce5" office:value-type="float" office:value="22">
            <text:p>22</text:p>
          </table:table-cell>
          <table:table-cell table:number-columns-repeated="2"/>
          <table:table-cell table:style-name="ce4"/>
          <table:table-cell table:style-name="ce5" office:value-type="string">
            <text:p>status</text:p>
          </table:table-cell>
          <table:table-cell table:style-name="ce5" table:formula="of:=[.C22]" office:value-type="string" office:string-value="OK">
            <text:p>OK</text:p>
          </table:table-cell>
          <table:table-cell office:value-type="string">
            <text:p>=C22</text:p>
          </table:table-cell>
          <table:table-cell table:style-name="ce4" table:number-columns-repeated="2"/>
          <table:table-cell table:number-columns-repeated="1013"/>
        </table:table-row>
        <table:table-row table:style-name="ro2">
          <table:table-cell table:style-name="ce4"/>
          <table:table-cell table:style-name="ce5" office:value-type="string">
            <text:p>Greenwich month</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reenwich year</text:p>
          </table:table-cell>
          <table:table-cell table:style-name="ce5" office:value-type="float" office:value="1980">
            <text:p>1980</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JD</text:p>
          </table:table-cell>
          <table:table-cell table:style-name="ce7" table:formula="of:=CDJD([.C6];[.C7];[.C8])" office:value-type="float" office:value="2444351.5">
            <text:p>2444351.5000000</text:p>
          </table:table-cell>
          <table:table-cell office:value-type="string">
            <text:p>=CDJD(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6" office:value-type="string">
            <text:p>S</text:p>
          </table:table-cell>
          <table:table-cell table:style-name="ce7" table:formula="of:=[.C10]-2451545" office:value-type="float" office:value="-7193.5">
            <text:p>-7193.5000000</text:p>
          </table:table-cell>
          <table:table-cell office:value-type="string">
            <text:p>=C10-245154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6" office:value-type="string">
            <text:p>T</text:p>
          </table:table-cell>
          <table:table-cell table:style-name="ce7" table:formula="of:=[.C11]/36525" office:value-type="float" office:value="-0.196947296372348">
            <text:p>-0.1969473</text:p>
          </table:table-cell>
          <table:table-cell office:value-type="string">
            <text:p>=C11/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T0</text:p>
          </table:table-cell>
          <table:table-cell table:style-name="ce7" table:formula="of:=6.697374558+(2400.051336*[.C12])+(0.000025862*[.C12]*[.C12])" office:value-type="float" office:value="-465.9862462189">
            <text:p>-465.9862462</text:p>
          </table:table-cell>
          <table:table-cell office:value-type="string">
            <text:p>=6.697374558+(2400.051336*C12)+(0.000025862*C12*C1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T0</text:p>
          </table:table-cell>
          <table:table-cell table:style-name="ce7" table:formula="of:=[.C13]-(24*INT([.C13]/24))" office:value-type="float" office:value="14.0137537811003">
            <text:p>14.0137538</text:p>
          </table:table-cell>
          <table:table-cell office:value-type="string">
            <text:p>=C13-(24*INT(C13/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GST (hours)</text:p>
          </table:table-cell>
          <table:table-cell table:style-name="ce7" table:formula="of:=HMSDH([.C3];[.C4];[.C5])" office:value-type="float" office:value="4.66811944444445">
            <text:p>4.6681194</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6" office:value-type="string">
            <text:p>A</text:p>
          </table:table-cell>
          <table:table-cell table:style-name="ce7" table:formula="of:=[.C15]-[.C14]" office:value-type="float" office:value="-9.34563433665588">
            <text:p>-9.3456343</text:p>
          </table:table-cell>
          <table:table-cell office:value-type="string">
            <text:p>=C15-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6" office:value-type="string">
            <text:p>B</text:p>
          </table:table-cell>
          <table:table-cell table:style-name="ce7" table:formula="of:=[.C16]-(24*INT([.C16]/24))" office:value-type="float" office:value="14.6543656633441">
            <text:p>14.6543657</text:p>
          </table:table-cell>
          <table:table-cell office:value-type="string">
            <text:p>=C16-(24*INT(C16/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UT</text:p>
          </table:table-cell>
          <table:table-cell table:style-name="ce7" table:formula="of:=[.C17]*0.9972695663" office:value-type="float" office:value="14.6143528894848">
            <text:p>14.6143529</text:p>
          </table:table-cell>
          <table:table-cell office:value-type="string">
            <text:p>=C17*0.997269566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UT hours</text:p>
          </table:table-cell>
          <table:table-cell table:style-name="ce7" table:formula="of:=DHHOUR([.C18])" office:value-type="float" office:value="14">
            <text:p>14.0000000</text:p>
          </table:table-cell>
          <table:table-cell office:value-type="string">
            <text:p>=DHHour(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4" office:value-type="string">
            <text:p>UT mins</text:p>
          </table:table-cell>
          <table:table-cell table:style-name="ce7" table:formula="of:=DHMIN([.C18])" office:value-type="float" office:value="36">
            <text:p>36.0000000</text:p>
          </table:table-cell>
          <table:table-cell office:value-type="string">
            <text:p>=DHMin(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UT secs</text:p>
          </table:table-cell>
          <table:table-cell table:style-name="ce7" table:formula="of:=DHSEC([.C18])" office:value-type="float" office:value="51.67">
            <text:p>51.6700000</text:p>
          </table:table-cell>
          <table:table-cell office:value-type="string">
            <text:p>=DHSec(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warning flag</text:p>
          </table:table-cell>
          <table:table-cell table:style-name="ce7" table:formula="of:=IF([.C18]&lt;(0.065574);&quot;Warning&quot;;&quot;OK&quot;)" office:value-type="string" office:string-value="OK">
            <text:p>OK</text:p>
          </table:table-cell>
          <table:table-cell office:value-type="string">
            <text:p>=IF(C18&lt;(0.065574),"Warning","OK")</text:p>
          </table:table-cell>
          <table:table-cell table:style-name="ce4" table:number-columns-repeated="4"/>
          <table:table-cell/>
          <table:table-cell table:style-name="ce4" table:number-columns-repeated="2"/>
          <table:table-cell table:number-columns-repeated="1013"/>
        </table:table-row>
        <table:table-row table:style-name="ro2" table:number-rows-repeated="5">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550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8:54</text:time></text:p>
        </style:region-right>
      </style:header>
      <style:header-left style:display="false"/>
      <style:footer>
        <text:p>Page <text:page-number>1</text:page-number> / <text:page-count>99</text:page-count></text:p>
      </style:footer>
      <style:footer-left style:display="false"/>
    </style:master-page>
    <style:master-page style:name="PageStyle_5f_GSTUT" style:display-name="PageStyle_GSTU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8:53.98</dc:date>
    <meta:generator>OpenOffice.org/3.3$Win32 OpenOffice.org_project/330m20$Build-9567</meta:generator>
    <meta:editing-duration>PT2M51S</meta:editing-duration>
    <meta:editing-cycles>3</meta:editing-cycles>
    <meta:document-statistic meta:table-count="1" meta:cell-count="7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